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575in" fo:margin-left="-0.0785in" fo:margin-top="0in" fo:margin-bottom="0in" table:align="left" style:writing-mode="lr-tb"/>
    </style:style>
    <style:style style:name="Table1.A" style:family="table-column">
      <style:table-column-properties style:column-width="1.2431in"/>
    </style:style>
    <style:style style:name="Table1.B" style:family="table-column">
      <style:table-column-properties style:column-width="2.5806in"/>
    </style:style>
    <style:style style:name="Table1.C" style:family="table-column">
      <style:table-column-properties style:column-width="0.016in"/>
    </style:style>
    <style:style style:name="Table1.D" style:family="table-column">
      <style:table-column-properties style:column-width="0.1097in"/>
    </style:style>
    <style:style style:name="Table1.E" style:family="table-column">
      <style:table-column-properties style:column-width="2.8736in"/>
    </style:style>
    <style:style style:name="Table1.F" style:family="table-column">
      <style:table-column-properties style:column-width="0.1264in"/>
    </style:style>
    <style:style style:name="Table1.G" style:family="table-column">
      <style:table-column-properties style:column-width="1.8104in"/>
    </style:style>
    <style:style style:name="Table1.H" style:family="table-column">
      <style:table-column-properties style:column-width="1.8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0.6993in" fo:keep-together="auto"/>
    </style:style>
    <style:style style:name="Table1.5" style:family="table-row">
      <style:table-row-properties fo:keep-together="always"/>
    </style:style>
    <style:style style:name="Table1.6" style:family="table-row">
      <style:table-row-properties style:min-row-height="0.5931in" fo:keep-together="auto"/>
    </style:style>
    <style:style style:name="Table1.7" style:family="table-row">
      <style:table-row-properties style:min-row-height="0.0486in" fo:keep-together="auto"/>
    </style:style>
    <style:style style:name="Table1.8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P1" style:family="paragraph" style:parent-style-name="Standard">
      <style:text-properties style:font-name="Gill Sans MT"/>
    </style:style>
    <style:style style:name="P2" style:family="paragraph" style:parent-style-name="Standard">
      <style:paragraph-properties fo:text-align="justify" style:justify-single-word="false"/>
      <style:text-properties style:font-name="Gill Sans MT"/>
    </style:style>
    <style:style style:name="P3" style:family="paragraph" style:parent-style-name="Standard">
      <style:paragraph-properties fo:text-align="justify" style:justify-single-word="false"/>
      <style:text-properties style:font-name="Gill Sans MT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ill Sans MT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200%"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Num2"/>
    <style:style style:name="P9" style:family="paragraph" style:parent-style-name="Standard" style:list-style-name="WWNum3"/>
    <style:style style:name="P10" style:family="paragraph" style:parent-style-name="Standard" style:list-style-name="WWNum1"/>
    <style:style style:name="P11" style:family="paragraph" style:parent-style-name="Standard" style:list-style-name="WWNum4"/>
    <style:style style:name="P12" style:family="paragraph" style:parent-style-name="Standard" style:list-style-name="WWNum5"/>
    <style:style style:name="P13" style:family="paragraph" style:parent-style-name="Standard">
      <style:paragraph-properties fo:line-height="115%" fo:text-align="justify" style:justify-single-word="false"/>
    </style:style>
    <style:style style:name="P14" style:family="paragraph" style:parent-style-name="Standard" style:master-page-name="First_20_Page">
      <style:paragraph-properties fo:text-align="justify" style:justify-single-word="false" style:page-number="auto"/>
      <style:text-properties style:font-name="Gill Sans MT"/>
    </style:style>
    <style:style style:name="P15" style:family="paragraph" style:parent-style-name="Heading_20_1">
      <style:text-properties style:font-name="Gill Sans MT"/>
    </style:style>
    <style:style style:name="P16" style:family="paragraph" style:parent-style-name="Heading_20_1">
      <style:text-properties style:font-name="Gill Sans MT" fo:font-size="8pt" style:font-size-asian="8pt" style:font-size-complex="8pt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Gill Sans MT"/>
    </style:style>
    <style:style style:name="T2" style:family="text">
      <style:text-properties style:font-name="Gill Sans M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Gill Sans MT" fo:font-size="11pt" style:font-size-asian="11pt" style:font-size-complex="11pt"/>
    </style:style>
    <style:style style:name="T4" style:family="text">
      <style:text-properties style:font-name="Gill Sans MT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style:font-name="Gill Sans MT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/>
    </style:style>
    <style:style style:name="T6" style:family="text">
      <style:text-properties style:font-name="Gill Sans MT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weight-complex="bold"/>
    </style:style>
    <style:style style:name="T7" style:family="text">
      <style:text-properties style:font-name="Gill Sans MT" fo:font-size="11pt" fo:font-style="italic" fo:font-weight="bold" style:font-size-asian="11pt" style:font-style-asian="italic" style:font-weight-asian="bold" style:font-size-complex="11pt"/>
    </style:style>
    <style:style style:name="T8" style:family="text">
      <style:text-properties style:font-name="Gill Sans MT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Gill Sans MT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Gill Sans MT" fo:font-weight="bold" style:font-weight-asian="bold" style:font-weight-complex="bold"/>
    </style:style>
    <style:style style:name="T11" style:family="text">
      <style:text-properties style:font-name="Gill Sans MT" fo:font-size="9pt" style:font-size-asian="9pt" style:font-size-complex="9pt"/>
    </style:style>
    <style:style style:name="T12" style:family="text">
      <style:text-properties style:font-name="Gill Sans MT" fo:font-size="9pt" fo:font-style="italic" style:font-size-asian="9pt" style:font-style-asian="italic" style:font-size-complex="9pt"/>
    </style:style>
    <style:style style:name="T13" style:family="text">
      <style:text-properties style:text-position="super 58%" style:font-name="Gill Sans MT" fo:font-size="11pt" fo:font-style="italic" fo:font-weight="bold" style:font-size-asian="11pt" style:font-style-asian="italic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ubtitle"><text:bookmark-start text:name="_GoBack"/><text:span text:style-name="T2">STRUCTURED INTERVIEW QUESTIONNAIRE</text:span><text:bookmark-end text:name="_GoBack"/></text:p>
      <text:p text:style-name="P2"/>
      <text:p text:style-name="P5"><text:span text:style-name="T3">POSITION TO BE FILLED</text:span><text:span text:style-name="T4"><text:tab/></text:span><text:span text:style-name="T6">Group ICT Manager<text:tab/> <text:s/></text:span><text:span text:style-name="T3">DEPARTMENT</text:span><text:span text:style-name="T4"><text:tab/></text:span><text:span text:style-name="T5"> ICT </text:span><text:span text:style-name="T4"><text:tab/></text:span><text:span text:style-name="T3">DATE:<text:tab/> </text:span><text:span text:style-name="T7">21</text:span><text:span text:style-name="T13">st</text:span><text:span text:style-name="T7"> June, 2013</text:span></text:p>
      <text:p text:style-name="P6"><text:span text:style-name="T3">NAME OF CANDIDATE:</text:span><text:span text:style-name="T4"><text:tab/> <text:s text:c="35"/><text:tab/></text:span><text:span text:style-name="T3"> PRESENT EMPLOYER </text:span><text:span text:style-name="T4">___________________________</text:span><text:span text:style-name="T3"><text:tab/>POSITION<text:tab/></text:span><text:span text:style-name="T4"><text:tab/><text:tab/></text:span></text:p>
      <text:h text:style-name="P18" text:outline-level="2"><text:span text:style-name="T3">SET THE DIRECTION PHAS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Standard"><text:span text:style-name="T8">Critical Competencies</text:span></text:p>
          </table:table-cell>
          <table:table-cell table:style-name="Table1.A1" table:number-columns-spanned="2" office:value-type="string">
            <text:p text:style-name="P7"><text:span text:style-name="T8">Opening Question</text:span></text:p>
          </table:table-cell>
          <table:covered-table-cell/>
          <table:table-cell table:style-name="Table1.A1" table:number-columns-spanned="2" office:value-type="string">
            <text:p text:style-name="P7"><text:span text:style-name="T8">Keys to Look for</text:span></text:p>
          </table:table-cell>
          <table:covered-table-cell/>
          <table:table-cell table:style-name="Table1.A1" table:number-columns-spanned="2" office:value-type="string">
            <text:p text:style-name="P7"><text:span text:style-name="T8">Summary Notes</text:span></text:p>
          </table:table-cell>
          <table:covered-table-cell/>
          <table:table-cell table:style-name="Table1.A1" office:value-type="string">
            <text:p text:style-name="P7"><text:span text:style-name="T8">Rating out of 10 Total-100%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3">Strategic Thinking</text:span></text:p>
          </table:table-cell>
          <table:table-cell table:style-name="Table1.A1" table:number-columns-spanned="2" office:value-type="string">
            <text:list xml:id="list6450658014603164532" text:style-name="WWNum2">
              <text:list-item>
                <text:p text:style-name="P8"><text:span text:style-name="T3">What do you consider your technical strengths?</text:span></text:p>
              </text:list-item>
              <text:list-item>
                <text:p text:style-name="P8"><text:span text:style-name="T3">Have you had a situation where your team depends on your results to move forward?</text:span></text:p>
              </text:list-item>
            </text:list>
          </table:table-cell>
          <table:covered-table-cell/>
          <table:table-cell table:style-name="Table1.A1" table:number-columns-spanned="2" office:value-type="string">
            <text:p text:style-name="P7"><text:span text:style-name="T3">Vision, Market Awareness, Attention to detail, Understanding of reports &amp; how they affect decision making, Partnering &amp; leveraging on diversity, Meeting deadlines </text:span></text:p>
          </table:table-cell>
          <table:covered-table-cell/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Analytical Thinking and Judgment</text:span></text:p>
          </table:table-cell>
          <table:table-cell table:style-name="Table1.A1" table:number-columns-spanned="2" office:value-type="string">
            <text:list xml:id="list7810479845340416285" text:style-name="WWNum3">
              <text:list-item>
                <text:p text:style-name="P9"><text:span text:style-name="T3">What are the challenges of working in a situation where your work depends on getting information from other team members?</text:span></text:p>
              </text:list-item>
              <text:list-item>
                <text:p text:style-name="P9"><text:span text:style-name="T3">How would you ensure you get information accurately and on time? <text:s text:c="2"/></text:span></text:p>
              </text:list-item>
            </text:list>
          </table:table-cell>
          <table:covered-table-cell/>
          <table:table-cell table:style-name="Table1.A1" table:number-columns-spanned="2" office:value-type="string">
            <text:p text:style-name="P7"><text:span text:style-name="T3">Consequence &amp; Effect , Content gathering, identify cause and effect, Coordination &amp; administration, various teams</text:span></text:p>
          </table:table-cell>
          <table:covered-table-cell/>
          <table:table-cell table:style-name="Table1.A1" table:number-columns-spanned="2" office:value-type="string">
            <text:p text:style-name="P7"><text:span text:style-name="T1"><text:s text:c="23"/></text:span></text:p>
          </table:table-cell>
          <table:covered-table-cell/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Planning &amp; Organizing</text:span></text:p>
          </table:table-cell>
          <table:table-cell table:style-name="Table1.A1" table:number-columns-spanned="2" office:value-type="string">
            <text:list xml:id="list2828223809435358081" text:style-name="WWNum1">
              <text:list-item>
                <text:p text:style-name="P10"><text:span text:style-name="T3">When dealing with conflicting priorities how do you decide what is the most important?</text:span></text:p>
              </text:list-item>
              <text:list-item>
                <text:p text:style-name="P10"><text:span text:style-name="T3">Do you have any challenges working long hours and being called upon any time over weekends?</text:span></text:p>
              </text:list-item>
              <text:list-item>
                <text:p text:style-name="P10"><text:span text:style-name="T3">How do you balance between work and personal life in light of the long hours?</text:span></text:p>
              </text:list-item>
            </text:list>
          </table:table-cell>
          <table:covered-table-cell/>
          <table:table-cell table:style-name="Table1.A1" table:number-columns-spanned="2" office:value-type="string">
            <text:p text:style-name="P7"><text:span text:style-name="T3">Setting goals, aligning goals, meeting deadlines, contacts, networking, <text:s/>monitor implementation, flexibility, innovative/initiative to establish and run networks to make things work</text:span></text:p>
          </table:table-cell>
          <table:covered-table-cell/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ext:soft-page-break/>
        <table:table-row table:style-name="Table1.5">
          <table:table-cell table:style-name="Table1.A1" table:number-columns-spanned="8" office:value-type="string">
            <text:h text:style-name="P16" text:outline-level="1"/>
            <text:h text:style-name="Heading_20_1" text:outline-level="1"><text:span text:style-name="T3">MAKE IT HAPPEN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Standard"><text:span text:style-name="T3">Influence</text:span></text:p>
          </table:table-cell>
          <table:table-cell table:style-name="Table1.A1" office:value-type="string">
            <text:list xml:id="list1340339103580722874" text:style-name="WWNum4">
              <text:list-item>
                <text:p text:style-name="P11"><text:span text:style-name="T3">Describe a time you used informal influence to accomplish a goal</text:span></text:p>
              </text:list-item>
              <text:list-item>
                <text:p text:style-name="P11"><text:span text:style-name="T3">Describe the most difficult outside broadcast experience you have encountered</text:span></text:p>
              </text:list-item>
            </text:list>
          </table:table-cell>
          <table:table-cell table:style-name="Table1.A1" table:number-columns-spanned="3" office:value-type="string">
            <text:p text:style-name="P7"><text:span text:style-name="T3">Diplomacy, tact, ability to deal with a stubborn team mate, confidence, cooperation involving others, inspiring trust &amp; loyalty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able:table-row table:style-name="Table1.7">
          <table:table-cell table:style-name="Table1.A1" office:value-type="string">
            <text:p text:style-name="Standard"><text:span text:style-name="T3">Ambition, achievements &amp; alignment of career goals to Corporate Goals</text:span></text:p>
          </table:table-cell>
          <table:table-cell table:style-name="Table1.A1" office:value-type="string">
            <text:list xml:id="list125422546733805" text:continue-numbering="true" text:style-name="WWNum4">
              <text:list-item>
                <text:p text:style-name="P11"><text:span text:style-name="T3">Tell me about the time when you achieved your best results?</text:span></text:p>
              </text:list-item>
              <text:list-item>
                <text:p text:style-name="P11"><text:span text:style-name="T3">Where do you see yourself in 2 years…. In 5 years</text:span></text:p>
              </text:list-item>
            </text:list>
            <text:p text:style-name="P1"/>
          </table:table-cell>
          <table:table-cell table:style-name="Table1.A1" table:number-columns-spanned="3" office:value-type="string">
            <text:p text:style-name="P7"><text:span text:style-name="T3">Valued outcomes, goal attainment, persistence, stamina, quick action, never give up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able:table-row table:style-name="Table1.8">
          <table:table-cell table:style-name="Table1.A1" table:number-columns-spanned="8" office:value-type="string">
            <text:h text:style-name="P15" text:outline-level="1"/>
            <text:h text:style-name="Heading_20_1" text:outline-level="1"><text:span text:style-name="T3">BUILD THE RELATIONSHIP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Standard"><text:span text:style-name="T3">Communication</text:span></text:p>
          </table:table-cell>
          <table:table-cell table:style-name="Table1.A1" table:number-columns-spanned="3" office:value-type="string">
            <text:list xml:id="list2749760736380744023" text:style-name="WWNum5">
              <text:list-item>
                <text:p text:style-name="P12"><text:span text:style-name="T1">Describe a situation when you had to overcome the resistance to a plan or idea</text:span></text:p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p text:style-name="P7"><text:span text:style-name="T3">Information sharing, listening, facilitating &amp; seeking input</text:span>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Collaborating with others</text:span></text:p>
          </table:table-cell>
          <table:table-cell table:style-name="Table1.A1" table:number-columns-spanned="3" office:value-type="string">
            <text:list xml:id="list125421873548729" text:continue-numbering="true" text:style-name="WWNum5">
              <text:list-item>
                <text:p text:style-name="P12"><text:span text:style-name="T3">Tell me how you dealt with your most stubborn colleague?</text:span></text:p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p text:style-name="P7"><text:span text:style-name="T3">Building consensus, conflict management, information seeking and sharing</text:span>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Personal Effectiveness</text:span></text:p>
          </table:table-cell>
          <table:table-cell table:style-name="Table1.A1" table:number-columns-spanned="3" office:value-type="string">
            <text:list xml:id="list125422451436351" text:continue-numbering="true" text:style-name="WWNum5">
              <text:list-item>
                <text:p text:style-name="P12"><text:span text:style-name="T1">Tell me about a time when you were asked to do something that was against your personal values</text:span></text:p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p text:style-name="P7"><text:span text:style-name="T3">Self-development, seeking feedback, <text:s/>upholding standards/ethics, maintaining composure, using the experience to turn around for you, knowing when to let it go, escalation.</text:span>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able:table-row table:style-name="Table1.12">
          <table:table-cell table:style-name="Table1.A1" table:number-columns-spanned="7" office:value-type="string">
            <text:p text:style-name="Standard"><text:span text:style-name="T1">Work Experience</text:span><text:span text:style-name="T11"> </text:span><text:span text:style-name="T12">(at least 4 years managing Ubuntu production environments, Samba and LDAP, DNS, Zimbra collaboration suite, firewalls IP tables+ firewall appliance, SQL data bases, web servers and Asterisk PBC systems )</text:span>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able:table-row table:style-name="Table1.13">
          <table:table-cell table:style-name="Table1.A1" table:number-columns-spanned="7" office:value-type="string">
            <text:p text:style-name="Normal_20__28_Web_29_"><text:span text:style-name="T3">Training</text:span><text:span text:style-name="T1"> (</text:span><text:span text:style-name="T12">A Bachelor's degree in Computer Science or related filed, Linux IT strategy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  <text:p text:style-name="P7"><text:span text:style-name="T3"><text:s text:c="25"/></text:span></text:p>
            <text:p text:style-name="P7"><text:span text:style-name="T3"><text:s text:c="25"/>/10</text:span></text:p>
          </table:table-cell>
        </table:table-row>
        <text:soft-page-break/>
        <table:table-row table:style-name="Table1.14">
          <table:table-cell table:style-name="Table1.A1" table:number-columns-spanned="7" office:value-type="string">
            <text:p text:style-name="Standard"><text:span text:style-name="T8"><text:s text:c="163"/>TOTAL <text:s/>(out of 10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  <text:p text:style-name="P3"/>
          </table:table-cell>
        </table:table-row>
      </table:table>
      <text:p text:style-name="P3"/>
      <text:h text:style-name="P17" text:outline-level="1"><text:span text:style-name="T9">Check on</text:span><text:span text:style-name="T3"> salary expectations </text:span><text:span text:style-name="T9">and </text:span><text:span text:style-name="T3">benefits…………………………..Check on the required</text:span><text:span text:style-name="T9"> notice period………………………………………………….</text:span></text:h>
      <text:p text:style-name="P4"/>
      <text:p text:style-name="P7"><text:span text:style-name="T8">Interview Conducted By:</text:span><text:span text:style-name="T4"><text:tab/><text:tab/><text:tab/><text:tab/><text:tab/><text:tab/><text:tab/><text:tab/></text:span><text:span text:style-name="T8">Signature</text:span><text:span text:style-name="T4"><text:tab/><text:tab/><text:tab/><text:tab/><text:tab/></text:span><text:span text:style-name="T3"><text:tab/></text:span></text:p>
      <text:p text:style-name="P4"/>
      <text:p text:style-name="P13"><text:span text:style-name="T8">Comments:<text:tab/><text:tab/><text:tab/><text:tab/><text:tab/><text:tab/><text:tab/><text:tab/><text:tab/><text:tab/><text:tab/><text:tab/><text:tab/><text:tab/><text:tab/><text:tab/><text:tab/><text:tab/><text:tab/></text:span><text:span text:style-name="T4"><text:tab/><text:tab/><text:tab/><text:tab/><text:tab/><text:tab/><text:tab/><text:tab/><text:tab/><text:tab/><text:tab/><text:tab/><text:tab/><text:tab/><text:tab/><text:tab/><text:tab/><text:tab/><text:tab/></text:span></text:p>
      <text:p text:style-name="P13"><text:span text:style-name="T4"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itle_20_Char" style:display-name="Subtitle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75in" fo:margin-right="0.6299in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ca.sifuna</meta:initial-creator>
    <dc:creator>Prateek Jaiswal</dc:creator>
    <meta:editing-cycles>2</meta:editing-cycles>
    <meta:print-date>2013-06-21T11:36:00</meta:print-date>
    <meta:creation-date>2015-05-14T08:54:00</meta:creation-date>
    <dc:date>2015-05-14T08:54:00</dc:date>
    <meta:editing-duration>P0D</meta:editing-duration>
    <meta:generator>LibreOffice/4.2.8.2$Linux_x86 LibreOffice_project/420m0$Build-2</meta:generator>
    <meta:document-statistic meta:table-count="1" meta:image-count="0" meta:object-count="0" meta:page-count="3" meta:paragraph-count="69" meta:word-count="472" meta:character-count="3880" meta:non-whitespace-character-count="26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